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5370582049599918977"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4626690409789696908"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1146322527688429511"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5963674403687422446"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4958228474489395059"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9203163296463100903"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5442971714101913479"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4771577976037375870"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9300194" text:continue-list="list5442971714101913479"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2336156226660805196"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9320952"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9313902"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9310281"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9317168"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9297548"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4125103932259491544"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2530493815294158876"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7414659135994430972"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9304128"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8590973196510590441"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6905759614076427989"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472722821322398238" text:style-name="L15">
        <text:list-item>
          <text:list>
            <text:list-header>
              <text:p text:style-name="P184">1.5 miles averaging about 9:40/mile and rest 1 min</text:p>
            </text:list-header>
          </text:list>
        </text:list-item>
      </text:list>
      <text:p text:style-name="P24">1 mile in 8:26 and rest 2 min</text:p>
      <text:list xml:id="list9119617972829287308"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2951296796828667603"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310774"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4417386724156740239"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1625206513835179223"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6655627999517651731"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9293510" text:continue-list="list1625206513835179223" text:style-name="L19">
        <text:list-item>
          <text:list>
            <text:list-header>
              <text:p text:style-name="P188">(Pace*HR)=1240</text:p>
            </text:list-header>
          </text:list>
        </text:list-item>
      </text:list>
      <text:list xml:id="list39306800" text:continue-list="list4417386724156740239" text:style-name="L18">
        <text:list-item>
          <text:list>
            <text:list-header>
              <text:p text:style-name="P187">2 miles at 10:46/mile Ave HR= 121 bpm and rest a few minutes</text:p>
            </text:list-header>
          </text:list>
        </text:list-item>
      </text:list>
      <text:list xml:id="list39294036" text:continue-list="list39293510"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9303218"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2712721629237915202"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2781878777637021084"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2801390738608306942"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5856873237094619776"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6016421731733743622"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7422196058628138585"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9321090"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9306319"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2414888159772853470"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661480505177768420"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722078591035792259"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51923513677556374"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297678687208577923"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2008575695112015218" text:style-name="L32">
        <text:list-item>
          <text:list>
            <text:list-header>
              <text:p text:style-name="P198">0.25 miles in 2:54</text:p>
              <text:p text:style-name="P198">1 mile in 9:21 going faster as I ran and ending at around 8:30 pace</text:p>
            </text:list-header>
          </text:list>
        </text:list-item>
      </text:list>
      <text:list xml:id="list3389299909405737869"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779415582452703178"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8759770277861600668"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6559151247548618493"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2458251734342198092"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6077759325472482525"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0">20 or more cemetery loops:</text:p>
      <text:p text:style-name="P81"><text:tab/><text:tab/> <text:s text:c="3"/>min/mile</text:p>
      <text:p text:style-name="P24"><text:soft-page-break/><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text:soft-page-break/>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4644690488009695926"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text:soft-page-break/>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9"/>10:40/mile <text:s text:c="7"/>3:24</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ext:soft-page-break/>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7-11T19:05:01.10</dc:date>
    <dc:creator>James Lombardi</dc:creator>
    <meta:editing-duration>P30DT23H17M18S</meta:editing-duration>
    <meta:editing-cycles>2264</meta:editing-cycles>
    <meta:generator>OpenOffice/4.1.2$Win32 OpenOffice.org_project/412m3$Build-9782</meta:generator>
    <meta:document-statistic meta:table-count="0" meta:image-count="9" meta:object-count="0" meta:page-count="224" meta:paragraph-count="6565" meta:word-count="70461" meta:character-count="360382"/>
  </office:meta>
</office:document-meta>
</file>